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Aihe:</text:span> Coulomb-nettipeli</text:p>
      <text:p text:style-name="Text_20_body">Tehdään nettipeli jonka avulla käyttäjä voi opetella coulombin lakia hauskan pelin muodossa.<text:line-break/>Tarkka idea on aika hämärän peitossa, mutta jotain biljardityylistä jossa kosketus vuorovaikutuksen sijaan olisi coulombin vuorovaikutus.<text:line-break/></text:p>
      <text:p text:style-name="Text_20_body"><text:span text:style-name="Strong_20_Emphasis">Käyttäjät:</text:span> Opiskelijat ympäri maailmaa</text:p>
      <text:p text:style-name="Text_20_body"><text:span text:style-name="Strong_20_Emphasis">Kaikkien käyttäjien toiminnot:</text:span></text:p>
      <text:list xml:id="list507261416" text:style-name="L1">
        <text:list-item>
          <text:p text:style-name="P2">Alkuaseman asettelu</text:p>
        </text:list-item>
        <text:list-item>
          <text:p text:style-name="P2">pelin pelaaminen, tavoitteena saada pallot pusseihin mahdollisimman vähillä lyönneillä </text:p>
        </text:list-item>
        <text:list-item>
          <text:p text:style-name="P2">lopputuloksen ilmoittaminen pelaajalle</text:p>
          <text:p text:style-name="P1"/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Markus Kaukonen, Joululabra 2013, AIHEEN KUVAU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ka </meta:initial-creator>
    <meta:creation-date>2013-12-16T21:34:18</meta:creation-date>
    <dc:date>2013-12-16T22:15:43</dc:date>
    <dc:creator>mka </dc:creator>
    <meta:editing-duration>PT22S</meta:editing-duration>
    <meta:editing-cycles>1</meta:editing-cycles>
    <meta:document-statistic meta:table-count="0" meta:image-count="0" meta:object-count="0" meta:page-count="1" meta:paragraph-count="8" meta:word-count="60" meta:character-count="516" meta:non-whitespace-character-count="516"/>
    <meta:generator>LibreOffice/3.5$Linux_x86 LibreOffice_project/350m1$Build-2</meta:generator>
  </office:meta>
</office:document-meta>
</file>